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5cm"/>
    </style:style>
    <style:style style:name="co1" style:family="table-column">
      <style:table-column-properties style:column-width="1.878cm" style:use-optimal-column-width="false"/>
    </style:style>
    <style:style style:name="co2" style:family="table-column">
      <style:table-column-properties style:column-width="2.036cm" style:use-optimal-column-width="false"/>
    </style:style>
    <style:style style:name="co3" style:family="table-column">
      <style:table-column-properties style:column-width="18.935cm" style:use-optimal-column-width="false"/>
    </style:style>
    <style:style style:name="co4" style:family="table-column">
      <style:table-column-properties style:column-width="2.038cm" style:use-optimal-column-width="false"/>
    </style:style>
    <style:style style:name="ro1" style:family="table-row">
      <style:table-row-properties style:row-height="1.144cm"/>
    </style:style>
    <style:style style:name="ro2" style:family="table-row">
      <style:table-row-properties style:row-height="1.156cm"/>
    </style:style>
    <style:style style:name="ro3" style:family="table-row">
      <style:table-row-properties style:row-height="1.165cm"/>
    </style:style>
    <style:style style:name="ro4" style:family="table-row">
      <style:table-row-properties style:row-height="2.222cm"/>
    </style:style>
    <style:style style:name="ro5" style:family="table-row">
      <style:table-row-properties style:row-height="8.119cm"/>
    </style:style>
    <style:style style:name="ro6" style:family="table-row">
      <style:table-row-properties style:row-height="1.15cm"/>
    </style:style>
    <style:style style:name="ce1" style:family="table-cell">
      <loext:graphic-properties draw:fill="solid" draw:fill-color="#ffffff" style:repeat="repeat"/>
      <style:paragraph-properties fo:text-align="start" fo:border="0.06pt solid #cccccc"/>
      <style:text-properties fo:color="#cccccc" fo:font-size="12pt" style:font-size-asian="18pt" style:font-size-complex="18pt"/>
    </style:style>
    <style:style style:name="ce2" style:family="table-cell">
      <loext:graphic-properties draw:fill-color="#ffffff" style:repeat="repeat"/>
      <style:paragraph-properties fo:border="0.03pt solid #b2b2b2"/>
      <style:text-properties fo:color="#cccccc" fo:font-size="12pt" style:font-size-asian="12pt" style:font-size-complex="12pt"/>
    </style:style>
    <style:style style:name="ce3" style:family="table-cell">
      <loext:graphic-properties draw:fill="solid" draw:fill-color="#ffffff" style:repeat="repeat"/>
      <style:paragraph-properties fo:text-align="start" fo:border="0.06pt solid #cccccc"/>
      <style:text-properties fo:color="#cccccc" fo:font-size="12pt" style:font-size-asian="12pt" style:font-size-complex="12pt"/>
    </style:style>
    <style:style style:name="ce4" style:family="table-cell">
      <loext:graphic-properties draw:fill="solid" draw:fill-color="#ffffff" style:repeat="repeat"/>
      <style:paragraph-properties fo:text-align="start" fo:border="0.06pt solid #cccccc"/>
      <style:text-properties fo:font-size="1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text-properties fo:color="#cccccc" fo:background-color="transparent"/>
    </style:style>
    <style:style style:name="T1" style:family="text">
      <style:text-properties fo:color="#cccccc" fo:font-size="12pt" style:font-size-asian="18pt" style:font-size-complex="18pt"/>
    </style:style>
    <style:style style:name="T2" style:family="text">
      <style:text-properties fo:color="#cccccc" fo:font-size="12pt" style:font-size-asian="12pt" style:font-size-complex="12pt"/>
    </style:style>
    <style:style style:name="T3" style:family="text">
      <style:text-properties fo:color="#cccccc" fo:font-size="14pt" fo:background-color="transparen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937cm" svg:height="16.18cm" svg:x="1.093cm" svg:y="12.5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<text:span text:style-name="T1">b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<text:span text:style-name="T1">c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<text:span text:style-name="T1">d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<text:span text:style-name="T1">e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<text:span text:style-name="T1">f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<text:span text:style-name="T1">g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<text:span text:style-name="T1">h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<text:span text:style-name="T1">i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<text:span text:style-name="T1">j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<text:span text:style-name="T1">k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<text:span text:style-name="T1">l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<text:span text:style-name="T1">m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"><text:span text:style-name="T1">n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934cm" svg:height="10.34cm" svg:x="1.065cm" svg:y="1.089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><text:span text:style-name="T2">Name</text:span></text:p>
              </table:table-cell>
            </table:table-row>
            <table:table-row table:style-name="ro5">
              <table:table-cell table:style-name="ce2">
                <text:p><text:span text:style-name="T2">“</text:span><text:span text:style-name="T2">The quick brown fox jumps over the lazy dog” and one other random sentence (in that order)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19cm" svg:height="0.9cm" svg:x="1cm" svg:y="11.5cm">
          <draw:text-box>
            <text:p><text:span text:style-name="T3">Please notice the difference between capital and lower case letters.</text:span></text:p>
          </draw:text-box>
        </draw:frame>
      </draw:page>
      <draw:page draw:name="page2" draw:style-name="dp1" draw:master-page-name="Default">
        <draw:frame draw:style-name="standard" draw:layer="layout" svg:width="18.939cm" svg:height="27.461cm" svg:x="1.063cm" svg:y="1.2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3">
              <table:table-cell>
                <text:p text:style-name="P1"><text:span text:style-name="T2">o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p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q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r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s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t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u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v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w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z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B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C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D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E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F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G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H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I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J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"><text:span text:style-name="T2">K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3">
              <table:table-cell>
                <text:p text:style-name="P1"><text:span text:style-name="T2">L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</draw:page>
      <draw:page draw:name="page3" draw:style-name="dp1" draw:master-page-name="Default">
        <draw:frame draw:style-name="standard" draw:layer="layout" svg:width="18.939cm" svg:height="27.461cm" svg:x="1.064cm" svg:y="1.2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4">
              <table:table-cell table:style-name="ce3">
                <text:p text:style-name="P1"><text:span text:style-name="T2">M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1"><text:span text:style-name="T2">N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O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P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Q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R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S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T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U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V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W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Z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5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7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8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1">
              <table:table-cell>
                <text:p text:style-name="P1"><text:span text:style-name="T1">9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egory Linklater</meta:initial-creator>
    <meta:creation-date>2016-08-15T11:15:38.794290108</meta:creation-date>
    <dc:date>2016-08-15T12:07:57.289815901</dc:date>
    <meta:editing-duration>PT37M6S</meta:editing-duration>
    <meta:editing-cycles>7</meta:editing-cycles>
    <meta:generator>LibreOffice/5.1.4.2$Linux_X86_64 LibreOffice_project/10m0$Build-2</meta:generator>
    <meta:document-statistic meta:object-count="5"/>
  </office:meta>
</office:document-meta>
</file>